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4008a" style:font-size-asian="17.5pt" style:font-weight-asian="bold" style:font-size-complex="20pt" style:font-weight-complex="bold"/>
    </style:style>
    <style:style style:name="P2" style:family="paragraph" style:parent-style-name="Standard">
      <style:text-properties fo:language="el" fo:country="GR" officeooo:paragraph-rsid="0004008a"/>
    </style:style>
    <style:style style:name="P3" style:family="paragraph" style:parent-style-name="Standard">
      <style:paragraph-properties fo:text-align="center" style:justify-single-word="false"/>
      <style:text-properties officeooo:paragraph-rsid="0004008a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04008a" style:font-weight-asian="bold" style:font-weight-complex="bold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4008a"/>
    </style:style>
    <style:style style:name="P6" style:family="paragraph" style:parent-style-name="Text_20_body">
      <style:paragraph-properties fo:text-align="justify" style:justify-single-word="false"/>
      <style:text-properties officeooo:paragraph-rsid="002e5ada"/>
    </style:style>
    <style:style style:name="P7" style:family="paragraph" style:parent-style-name="Text_20_body">
      <style:paragraph-properties fo:text-align="justify" style:justify-single-word="false"/>
      <style:text-properties officeooo:paragraph-rsid="0016a9c2"/>
    </style:style>
    <style:style style:name="P8" style:family="paragraph" style:parent-style-name="Text_20_body">
      <style:text-properties officeooo:paragraph-rsid="0004008a"/>
    </style:style>
    <style:style style:name="P9" style:family="paragraph" style:parent-style-name="Heading_20_3">
      <style:text-properties fo:language="el" fo:country="GR"/>
    </style:style>
    <style:style style:name="P10" style:family="paragraph" style:parent-style-name="Heading_20_3">
      <style:text-properties fo:language="el" fo:country="GR" officeooo:paragraph-rsid="005f77f9"/>
    </style:style>
    <style:style style:name="P11" style:family="paragraph" style:parent-style-name="Heading_20_3">
      <style:text-properties fo:language="el" fo:country="GR" officeooo:rsid="0080bc6e" officeooo:paragraph-rsid="0083f324"/>
    </style:style>
    <style:style style:name="P12" style:family="paragraph" style:parent-style-name="Heading_20_3">
      <style:paragraph-properties fo:text-align="justify" style:justify-single-word="false"/>
      <style:text-properties officeooo:paragraph-rsid="002b8ebb"/>
    </style:style>
    <style:style style:name="P13" style:family="paragraph" style:parent-style-name="Standard">
      <style:text-properties fo:font-size="10.5pt" fo:language="el" fo:country="GR" officeooo:rsid="0083d200" officeooo:paragraph-rsid="0083f324" style:font-size-asian="10.5pt" style:font-size-complex="10.5pt"/>
    </style:style>
    <style:style style:name="P14" style:family="paragraph" style:parent-style-name="Standard">
      <style:text-properties officeooo:rsid="0088afc1" officeooo:paragraph-rsid="0088afc1"/>
    </style:style>
    <style:style style:name="P15" style:family="paragraph" style:parent-style-name="Standard">
      <style:text-properties officeooo:rsid="0089b386" officeooo:paragraph-rsid="0089b386"/>
    </style:style>
    <style:style style:name="P16" style:family="paragraph" style:parent-style-name="Text_20_body">
      <style:paragraph-properties fo:text-align="justify" style:justify-single-word="false"/>
      <style:text-properties fo:language="el" fo:country="GR" officeooo:rsid="0083d200" officeooo:paragraph-rsid="006ff953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rsid="0088afc1" officeooo:paragraph-rsid="0088afc1"/>
    </style:style>
    <style:style style:name="T1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2" style:family="text">
      <style:text-properties fo:font-size="20pt" fo:language="en" fo:country="US" fo:font-weight="bold" officeooo:rsid="0005c31e" style:font-size-asian="17.5pt" style:font-weight-asian="bold" style:font-size-complex="20pt" style:font-weight-complex="bold"/>
    </style:style>
    <style:style style:name="T3" style:family="text">
      <style:text-properties fo:font-size="20pt" fo:language="en" fo:country="US" fo:font-weight="bold" officeooo:rsid="00886d9f" style:font-size-asian="17.5pt" style:font-weight-asian="bold" style:font-size-complex="20pt" style:font-weight-complex="bold"/>
    </style:style>
    <style:style style:name="T4" style:family="text">
      <style:text-properties fo:language="en" fo:country="US" fo:font-weight="bold" officeooo:rsid="024d7b55" style:font-weight-asian="bold" style:font-weight-complex="bold"/>
    </style:style>
    <style:style style:name="T5" style:family="text">
      <style:text-properties fo:language="en" fo:country="US" fo:font-weight="bold" officeooo:rsid="00883b12" style:font-weight-asian="bold" style:font-weight-complex="bold"/>
    </style:style>
    <style:style style:name="T6" style:family="text">
      <style:text-properties fo:language="en" fo:country="US" officeooo:rsid="00883b12"/>
    </style:style>
    <style:style style:name="T7" style:family="text">
      <style:text-properties fo:language="en" fo:country="US" officeooo:rsid="0089b386"/>
    </style:style>
    <style:style style:name="T8" style:family="text">
      <style:text-properties fo:language="el" fo:country="GR" fo:font-weight="bold" officeooo:rsid="00a683fd" style:font-weight-asian="bold" style:font-weight-complex="bold"/>
    </style:style>
    <style:style style:name="T9" style:family="text">
      <style:text-properties fo:language="el" fo:country="GR" officeooo:rsid="006b9977"/>
    </style:style>
    <style:style style:name="T10" style:family="text">
      <style:text-properties fo:language="el" fo:country="GR" officeooo:rsid="00bc7812"/>
    </style:style>
    <style:style style:name="T11" style:family="text">
      <style:text-properties fo:language="el" fo:country="GR" officeooo:rsid="002e2cc6"/>
    </style:style>
    <style:style style:name="T12" style:family="text">
      <style:text-properties fo:language="el" fo:country="GR" officeooo:rsid="0072d2bf"/>
    </style:style>
    <style:style style:name="T13" style:family="text">
      <style:text-properties officeooo:rsid="00032d07"/>
    </style:style>
    <style:style style:name="T14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officeooo:rsid="009da856"/>
    </style:style>
    <style:style style:name="T17" style:family="text">
      <style:text-properties style:font-name="Liberation Serif" fo:font-size="12pt" fo:language="el" fo:country="GR" fo:font-weight="normal" officeooo:rsid="00868ff6" style:font-name-asian="Microsoft YaHei" style:font-size-asian="10.5pt" style:font-weight-asian="normal" style:font-name-complex="Mangal" style:font-size-complex="12pt" style:font-weight-complex="normal"/>
    </style:style>
    <style:style style:name="T18" style:family="text">
      <style:text-properties style:font-name="Liberation Serif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19" style:family="text">
      <style:text-properties style:font-name="Liberation Serif" fo:font-size="12pt" fo:font-weight="normal" officeooo:rsid="00868ff6" style:font-name-asian="Microsoft YaHei" style:font-size-asian="10.5pt" style:font-weight-asian="normal" style:font-name-complex="Mangal" style:font-size-complex="12pt" style:font-weight-complex="normal"/>
    </style:style>
    <style:style style:name="T20" style:family="text">
      <style:text-properties style:font-name="Liberation Serif" fo:font-size="12pt" fo:font-weight="normal" officeooo:rsid="0089b386" style:font-name-asian="Microsoft YaHei" style:font-size-asian="10.5pt" style:font-weight-asian="normal" style:font-name-complex="Mang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ΗΡΥ411- Ενσωματωμένα Συστήματα Μικροεπεξεργαστών</text:p>
      <text:p text:style-name="P2"/>
      <text:p text:style-name="P3"><text:span text:style-name="T1">Εργαστήριο</text:span><text:span text:style-name="T2"> </text:span><text:span text:style-name="T3">10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LAB41145851</text:p>
          </table:table-cell>
          <table:table-cell table:style-name="Table1.A1" office:value-type="string">
            <text:p text:style-name="P5"><text:span text:style-name="T5">28</text:span><text:span text:style-name="T8">/1</text:span><text:span text:style-name="T4">2</text:span><text:span text:style-name="T8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13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8"/>
      <text:p text:style-name="P6"><text:span text:style-name="T11">Στο </text:span><text:span text:style-name="T6">10</text:span><text:span text:style-name="T11">ο εργαστήριο </text:span></text:p>
      <text:p text:style-name="Standard"/>
      <text:h text:style-name="P9" text:outline-level="3">Επεξήγηση προσέγγισης</text:h>
      <text:p text:style-name="P14">2 programmata idia me monh diafora to format twn dedomenwn kai pia einai</text:p>
      <text:p text:style-name="P14">global variables gia na mhn ginoun optimize away alla mpainoyn sthn sunarthsh me pointers opws zitaei h ekfwnhsh</text:p>
      <text:p text:style-name="P14">tuxaia dedomena</text:p>
      <text:p text:style-name="P15">mnhmh</text:p>
      <text:p text:style-name="P7"><text:span text:style-name="T11"/></text:p>
      <text:h text:style-name="P12" text:outline-level="3"><text:span text:style-name="T9">Πειραμ</text:span><text:span text:style-name="T10">α</text:span><text:span text:style-name="T9">τική Διαδικασία</text:span></text:h>
      <text:p text:style-name="P14">Pou exoun mpei ta breakpoints</text:p>
      <text:p text:style-name="P17"><text:span text:style-name="T19">m</text:span><text:span text:style-name="T18">etrhseis </text:span><text:span text:style-name="T20">mikro pinakaki</text:span></text:p>
      <text:h text:style-name="P10" text:outline-level="3"><text:span text:style-name="T14">Ανάλυση</text:span><text:span text:style-name="T16"> &amp; </text:span><text:span text:style-name="T15">Παρατηρήσεις</text:span></text:h>
      <text:p text:style-name="P14">Diafora xronwn</text:p>
      <text:p text:style-name="P14">kalutero to long, ypostirizetai fixed point</text:p>
      <text:p text:style-name="P16"><text:span text:style-name="T12"/></text:p>
      <text:p text:style-name="Standard"/>
      <text:h text:style-name="P11" text:outline-level="3">Πηγές</text:h>
      <text:p text:style-name="P13"><text:a xlink:type="simple" xlink:href="https://gcc.gnu.org/wiki/avr-gcc#Type_Layout" text:style-name="Internet_20_link" text:visited-style-name="Visited_20_Internet_20_Link">https://gcc.gnu.org/wiki/avr-gcc#Type_Layout</text:a></text:p>
      <text:p text:style-name="P13"><text:a xlink:type="simple" xlink:href="https://ncalculators.com/matrix/3x3-matrix-multiplication-calculator.htm" text:style-name="Internet_20_link" text:visited-style-name="Visited_20_Internet_20_Link">https://ncalculators.com/matrix/3x3-matrix-multiplication-calculator.htm</text:a></text:p>
      <text:p text:style-name="P13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2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28T21:33:06.069000000</dc:date>
    <meta:editing-duration>PT9H24M25S</meta:editing-duration>
    <meta:editing-cycles>114</meta:editing-cycles>
    <meta:document-statistic meta:table-count="2" meta:image-count="0" meta:object-count="0" meta:page-count="1" meta:paragraph-count="21" meta:word-count="75" meta:character-count="632" meta:non-whitespace-character-count="577"/>
  </office:meta>
</office:document-meta>
</file>